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6000002B2470C7487.png" manifest:media-type="image/png"/>
  <manifest:file-entry manifest:full-path="Pictures/1000020100000248000001DAF32DFF7E.png" manifest:media-type="image/png"/>
  <manifest:file-entry manifest:full-path="Pictures/100002010000022E000002189A0F13F9.png" manifest:media-type="image/png"/>
  <manifest:file-entry manifest:full-path="Pictures/10000201000003D2000002DCB74BFA14.png" manifest:media-type="image/png"/>
  <manifest:file-entry manifest:full-path="Pictures/10000201000001DE000001841A772BC1.png" manifest:media-type="image/png"/>
  <manifest:file-entry manifest:full-path="Pictures/1000020100000181000000D7D9CAA9EF6F351D24.png" manifest:media-type="image/png"/>
  <manifest:file-entry manifest:full-path="Pictures/10000201000003E0000000CA293510AA.png" manifest:media-type="image/png"/>
  <manifest:file-entry manifest:full-path="Pictures/10000201000003E0000001A1F6A73BB4.png" manifest:media-type="image/png"/>
  <manifest:file-entry manifest:full-path="Pictures/10000201000001BE000001C8BAC556C9.png" manifest:media-type="image/png"/>
  <manifest:file-entry manifest:full-path="Pictures/100002010000012C000000695A32E07366ABFB0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93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solid" draw:fill-color="#83cc83" draw:textarea-horizontal-align="justify" draw:textarea-vertical-align="middle" draw:auto-grow-height="false" fo:min-height="2.067cm" fo:min-width="11.125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86cm"/>
    </style:style>
    <style:style style:name="gr9" style:family="graphic" style:parent-style-name="standard">
      <style:graphic-properties svg:stroke-width="0.05cm" svg:stroke-color="#83cc83" draw:marker-start-width="0.275cm" draw:marker-end-width="0.275cm" draw:fill="solid" draw:fill-color="#ffffff" draw:textarea-horizontal-align="justify" draw:textarea-vertical-align="middle" draw:auto-grow-height="false" fo:min-height="1.326cm" fo:min-width="20.851cm" fo:padding-top="0.15cm" fo:padding-bottom="0.15cm" fo:padding-left="0.9cm" fo:padding-right="0.275cm"/>
    </style:style>
    <style:style style:name="gr10" style:family="graphic" style:parent-style-name="standard">
      <style:graphic-properties draw:stroke="none" draw:fill="solid" draw:fill-color="#83cc83" draw:textarea-horizontal-align="justify" draw:textarea-vertical-align="middle" draw:auto-grow-height="false" fo:min-height="0.74cm" fo:min-width="0.4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097cm"/>
    </style:style>
    <style:style style:name="gr12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7.472cm" fo:min-width="9.812cm" fo:padding-top="0.15cm" fo:padding-bottom="0.15cm" fo:padding-left="0.275cm" fo:padding-right="0.275cm" fo:wrap-option="wrap" draw:shadow-opacity="80%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71cm"/>
    </style:style>
    <style:style style:name="gr15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6.208cm" fo:min-width="8.95cm" fo:padding-top="0.15cm" fo:padding-bottom="0.15cm" fo:padding-left="0.275cm" fo:padding-right="0.275cm" fo:wrap-option="wrap" draw:shadow-opacity="80%"/>
    </style:style>
    <style:style style:name="gr16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0.497cm" fo:min-width="9.892cm" fo:padding-top="0.15cm" fo:padding-bottom="0.15cm" fo:padding-left="0.275cm" fo:padding-right="0.275cm" fo:wrap-option="wrap" draw:shadow-opacity="80%"/>
    </style:style>
    <style:style style:name="gr17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6.127cm" fo:min-width="10.608cm" fo:padding-top="0.15cm" fo:padding-bottom="0.15cm" fo:padding-left="0.275cm" fo:padding-right="0.275cm" fo:wrap-option="wrap" draw:shadow-opacity="80%"/>
    </style:style>
    <style:style style:name="gr18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3.34cm" fo:min-width="7.49cm" fo:padding-top="0.225cm" fo:padding-bottom="0.225cm" fo:padding-left="0.35cm" fo:padding-right="0.35cm"/>
    </style:style>
    <style:style style:name="pr1" style:family="presentation" style:parent-style-name="top-title">
      <style:graphic-properties fo:min-height="3.143cm"/>
    </style:style>
    <style:style style:name="pr2" style:family="presentation" style:parent-style-name="top-title">
      <style:graphic-properties fo:min-height="6.285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Question01_20_h1-title">
      <style:graphic-properties draw:auto-grow-height="true" fo:min-height="3.506cm"/>
    </style:style>
    <style:style style:name="pr5" style:family="presentation" style:parent-style-name="Question01_20_h1-notes">
      <style:graphic-properties draw:fill-color="#ffffff" draw:auto-grow-height="true" fo:min-height="13.364cm"/>
    </style:style>
    <style:style style:name="pr6" style:family="presentation" style:parent-style-name="Question01_20_h1-title">
      <style:graphic-properties fo:min-height="3.541cm"/>
    </style:style>
    <style:style style:name="pr7" style:family="presentation" style:parent-style-name="Question01_20_h1-notes">
      <style:graphic-properties draw:fill-color="#ffffff" fo:min-height="13.364cm"/>
    </style:style>
    <style:style style:name="pr8" style:family="presentation" style:parent-style-name="標準_20_6-title">
      <style:graphic-properties draw:auto-grow-height="true" fo:min-height="3.506cm"/>
    </style:style>
    <style:style style:name="pr9" style:family="presentation" style:parent-style-name="標準_20_6-notes">
      <style:graphic-properties draw:fill-color="#ffffff" draw:auto-grow-height="true" fo:min-height="13.364cm"/>
    </style:style>
    <style:style style:name="P1" style:family="paragraph">
      <style:text-properties fo:color="#83cc83" style:font-name="Migu 1C" fo:font-size="60pt" style:font-name-asian="Migu 1C" style:font-size-asian="60pt" style:font-size-complex="60pt"/>
    </style:style>
    <style:style style:name="P2" style:family="paragraph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83cc83" style:font-name="Migu 1C" fo:font-size="40pt" fo:font-weight="bold" style:font-name-asian="Migu 1C" style:font-size-asian="40pt" style:font-weight-asian="bold" style:font-size-complex="40pt" style:font-weight-complex="bold"/>
    </style:style>
    <style:style style:name="P8" style:family="paragraph">
      <loext:graphic-properties draw:fill="none" draw:fill-color="#ffffff"/>
      <style:text-properties fo:color="#666666" style:font-name="Migu 1C" fo:font-size="24pt" fo:font-weight="normal" style:font-name-asian="Migu 1C" style:font-size-asian="24pt" style:font-weight-asian="normal" style:font-size-complex="24pt" style:font-weight-complex="normal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83cc83"/>
      <style:paragraph-properties fo:text-align="center"/>
      <style:text-properties fo:color="#ffffff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text-properties style:font-size-asian="18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paragraph-properties fo:text-align="start"/>
    </style:style>
    <style:style style:name="P16" style:family="paragraph">
      <loext:graphic-properties draw:fill="solid" draw:fill-color="#ffffff"/>
      <style:paragraph-properties fo:text-align="start"/>
      <style:text-properties fo:color="#666666" style:font-name="Migu 1C" fo:font-size="24pt" style:font-name-asian="Migu 1C" style:font-size-asian="24pt" style:font-size-complex="24pt"/>
    </style:style>
    <style:style style:name="P17" style:family="paragraph">
      <loext:graphic-properties draw:fill="solid" draw:fill-color="#ffffff"/>
      <style:paragraph-properties fo:text-align="start"/>
      <style:text-properties fo:color="#94bd5e" style:font-name="Migu 1C" fo:font-size="24pt" fo:font-weight="normal" style:font-name-asian="Migu 1C" style:font-size-asian="24pt" style:font-weight-asian="normal" style:font-size-complex="24pt" style:font-weight-complex="normal"/>
    </style:style>
    <style:style style:name="P18" style:family="paragraph">
      <loext:graphic-properties draw:fill-color="#ffffff"/>
      <style:text-properties style:font-size-asian="20pt"/>
    </style:style>
    <style:style style:name="P19" style:family="paragraph">
      <loext:graphic-properties draw:fill-color="#ffffff"/>
      <style:text-properties fo:font-size="20pt" style:font-size-asian="20pt"/>
    </style:style>
    <style:style style:name="P20" style:family="paragraph">
      <loext:graphic-properties draw:fill="solid" draw:fill-color="#83cc83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21" style:family="paragraph">
      <loext:graphic-properties draw:fill="solid" draw:fill-color="#83cc83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22" style:family="paragraph">
      <style:text-properties fo:font-size="32pt" style:font-size-asian="32pt" style:font-size-complex="32pt"/>
    </style:style>
    <style:style style:name="P23" style:family="paragraph">
      <loext:graphic-properties draw:fill="none" draw:fill-color="#ffffff"/>
      <style:paragraph-properties fo:text-align="end"/>
      <style:text-properties fo:color="#83cc83" fo:font-weight="bold" style:font-size-asian="18pt" style:font-weight-asian="bold" style:font-weight-complex="bold"/>
    </style:style>
    <style:style style:name="P24" style:family="paragraph">
      <loext:graphic-properties draw:fill-color="#ffffff" draw:opacity="80%"/>
      <style:paragraph-properties fo:text-align="start"/>
      <style:text-properties fo:color="#279227" style:font-name="Migu 1C" style:font-name-asian="Migu 1C" style:font-size-asian="18pt"/>
    </style:style>
    <style:style style:name="T1" style:family="text">
      <style:text-properties fo:color="#83cc83" style:font-name="Migu 1C" fo:font-size="32pt" style:font-name-asian="Migu 1C" style:font-size-asian="32pt" style:font-size-complex="32pt"/>
    </style:style>
    <style:style style:name="T2" style:family="text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83cc83" style:font-name="Migu 1C" fo:font-size="40pt" fo:font-weight="bold" style:font-name-asian="Migu 1C" style:font-size-asian="40pt" style:font-weight-asian="bold" style:font-size-complex="40pt" style:font-weight-complex="bold"/>
    </style:style>
    <style:style style:name="T5" style:family="text">
      <style:text-properties fo:color="#666666" style:font-name="Migu 1C" fo:font-size="24pt" fo:font-weight="normal" style:font-name-asian="Migu 1C" style:font-size-asian="24pt" style:font-weight-asian="normal" style:font-size-complex="24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ffffff"/>
    </style:style>
    <style:style style:name="T8" style:family="text">
      <style:text-properties style:font-size-asian="18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666666" style:font-name="Migu 1C" fo:font-size="24pt" style:font-name-asian="Migu 1C" style:font-size-asian="24pt" style:font-size-complex="24pt"/>
    </style:style>
    <style:style style:name="T11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83cc83"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279227" style:font-name="Migu 1C" fo:font-size="32pt" style:font-name-asian="Migu 1C" style:font-size-asian="32pt" style:font-size-complex="32pt"/>
    </style:style>
    <style:style style:name="T16" style:family="text">
      <style:text-properties fo:color="#279227" style:font-name="Migu 1C" fo:font-size="32pt" fo:font-weight="bold" style:font-name-asian="Migu 1C" style:font-size-asian="32pt" style:font-weight-asian="bold" style:font-size-complex="32pt" style:font-weight-complex="bold"/>
    </style:style>
    <style:style style:name="T17" style:family="text">
      <style:text-properties fo:color="#666666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1" draw:layer="layout" svg:width="18.4cm" svg:height="3.143cm" svg:x="0.6cm" svg:y="-0.159cm" presentation:class="title" presentation:user-transformed="true">
          <draw:text-box>
            <text:p><text:span text:style-name="T1">キッズプログラミング教室ぐらみん</text:span></text:p>
          </draw:text-box>
        </draw:frame>
        <draw:frame presentation:style-name="pr2" draw:text-style-name="P2" draw:layer="layout" svg:width="22.6cm" svg:height="6.285cm" svg:x="3.2cm" svg:y="6.25cm" presentation:class="title" presentation:user-transformed="true">
          <draw:text-box>
            <text:p><text:span text:style-name="T2">ジャンプするゲームを</text:span><text:span text:style-name="T2"><text:line-break/></text:span><text:span text:style-name="T2">作ろう！</text:span></text:p>
          </draw:text-box>
        </draw:frame>
        <draw:frame draw:style-name="gr1" draw:text-style-name="P3" draw:layer="layout" svg:width="4.2cm" svg:height="1.469cm" svg:x="23.4cm" svg:y="19.132cm">
          <draw:image xlink:href="Pictures/100002010000012C000000695A32E07366ABFB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Question01_20_h1" presentation:presentation-page-layout-name="AL2T19">
        <office:forms form:automatic-focus="false" form:apply-design-mode="false"/>
        <draw:frame presentation:style-name="pr4" draw:text-style-name="P5" draw:layer="layout" svg:width="24.2cm" svg:height="3.506cm" svg:x="0.2cm" svg:y="1.894cm" presentation:class="title" presentation:user-transformed="true">
          <draw:text-box>
            <text:p><text:span text:style-name="T3">こんなゲームを作ろう！</text:span></text:p>
          </draw:text-box>
        </draw:frame>
        <draw:frame draw:style-name="gr3" draw:text-style-name="P7" draw:layer="layout" svg:width="25.8cm" svg:height="4.181cm" svg:x="2.2cm" svg:y="6cm">
          <draw:text-box>
            <text:p text:style-name="P6"><text:span text:style-name="T4">「恐竜をジャンプ！」</text:span></text:p>
          </draw:text-box>
        </draw:frame>
        <draw:frame draw:style-name="gr4" draw:text-style-name="P8" draw:layer="layout" svg:width="12.2cm" svg:height="10.88cm" svg:x="14.78cm" svg:y="8.12cm">
          <draw:text-box>
            <text:p><text:span text:style-name="T5">●</text:span><text:span text:style-name="T5">スペースキーを押すとコウモリがジャンプする</text:span></text:p>
            <text:p><text:span text:style-name="T5">●</text:span><text:span text:style-name="T5">帽子にあたると「得点」がふえて「得点」が</text:span><text:span text:style-name="T5">10</text:span><text:span text:style-name="T5">になったらゲームクリア！</text:span></text:p>
            <text:p><text:span text:style-name="T5">●</text:span><text:span text:style-name="T5">恐竜にあたると「</text:span><text:span text:style-name="T5">HP</text:span><text:span text:style-name="T5">」がへって恐竜に３回当たるとゲームオーバーになる</text:span></text:p>
          </draw:text-box>
        </draw:frame>
        <draw:frame draw:style-name="gr5" draw:text-style-name="P9" draw:layer="layout" svg:width="12.2cm" svg:height="0.988cm" svg:x="2cm" svg:y="19.212cm">
          <draw:text-box>
            <text:p><text:span text:style-name="T6"><text:a xlink:href="https://scratch.mit.edu/projects/75117452/#editor" xlink:type="simple">https://scratch.mit.edu/projects/75117452/</text:a></text:span></text:p>
          </draw:text-box>
        </draw:frame>
        <draw:frame draw:style-name="gr6" draw:text-style-name="P10" draw:layer="layout" svg:width="13.192cm" svg:height="9.874cm" svg:x="1.3cm" svg:y="8.526cm">
          <draw:image xlink:href="Pictures/10000201000003D2000002DCB74BFA14.png" xlink:type="simple" xlink:show="embed" xlink:actuate="onLoad">
            <text:p/>
          </draw:image>
        </draw:frame>
        <draw:custom-shape draw:style-name="gr7" draw:text-style-name="P11" draw:layer="layout" svg:width="12.553cm" svg:height="2.501cm" svg:x="14.647cm" svg:y="18.099cm">
          <text:p text:style-name="P3"><text:span text:style-name="T7">完成したブロックはこのリンクをクリック して見ることができるよ！</text:span></text:p>
          <draw:enhanced-geometry svg:viewBox="0 0 21600 21600" draw:mirror-horizontal="false" draw:mirror-vertical="false" draw:text-areas="800 800 20800 20800" draw:type="round-rectangular-callout" draw:modifiers="-2395.02947267803 14054.67625899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12" draw:layer="layout" svg:width="2cm" svg:height="1.136cm" svg:x="13cm" svg:y="19.864cm">
          <draw:text-box>
            <text:p>- 1 -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3" draw:layer="layout" svg:width="16.799cm" svg:height="13.364cm" svg:x="2.1cm" svg:y="14.107cm" presentation:class="notes" presentation:user-transformed="true">
            <draw:text-box>
              <text:p><text:span text:style-name="T8">○</text:span><text:span text:style-name="T8">「ネコを歩かせよう」は自分で考えてプログラミングしてみよう。</text:span></text:p>
            </draw:text-box>
          </draw:frame>
        </presentation:notes>
      </draw:page>
      <draw:page draw:name="page3" draw:style-name="dp1" draw:master-page-name="Question01_20_h1" presentation:presentation-page-layout-name="AL2T19">
        <office:forms form:automatic-focus="false" form:apply-design-mode="false"/>
        <draw:frame presentation:style-name="pr6" draw:text-style-name="P14" draw:layer="layout" svg:width="25.199cm" svg:height="3.541cm" svg:x="0.201cm" svg:y="1.93cm" presentation:class="title" presentation:user-transformed="true">
          <draw:text-box>
            <text:p><text:span text:style-name="T9">「恐竜をジャンプ！」の作り方</text:span></text:p>
          </draw:text-box>
        </draw:frame>
        <draw:custom-shape draw:style-name="gr9" draw:text-style-name="P16" draw:layer="layout" svg:width="22.2cm" svg:height="1.8cm" svg:x="2.8cm" svg:y="6.6cm">
          <text:p text:style-name="P15"><text:span text:style-name="T5">コウモリの動きを作ろう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6" draw:layer="layout" svg:width="22.2cm" svg:height="1.8cm" svg:x="2.8cm" svg:y="13.5cm">
          <text:p text:style-name="P15"><text:span text:style-name="T5">「得点」を数えよう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6" draw:layer="layout" svg:width="22.2cm" svg:height="1.8cm" svg:x="2.8cm" svg:y="11.2cm">
          <text:p text:style-name="P15"><text:span text:style-name="T10">帽子の動きを作ろう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7" draw:layer="layout" svg:width="22.2cm" svg:height="1.8cm" svg:x="2.8cm" svg:y="15.8cm">
          <text:p text:style-name="P15"><text:span text:style-name="T5">「</text:span><text:span text:style-name="T5">HP</text:span><text:span text:style-name="T5">（ヒットポイント）」を数えよう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6" draw:layer="layout" svg:width="22.2cm" svg:height="1.8cm" svg:x="2.799cm" svg:y="8.901cm">
          <text:p text:style-name="P15"><text:span text:style-name="T5">恐竜の動きを作ろう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8" draw:text-style-name="P12" draw:layer="layout" svg:width="2cm" svg:height="1.136cm" svg:x="13cm" svg:y="19.864cm">
          <draw:text-box>
            <text:p>- 2 -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_20_6" presentation:presentation-page-layout-name="AL2T19">
        <office:forms form:automatic-focus="false" form:apply-design-mode="false"/>
        <draw:frame presentation:style-name="pr8" draw:layer="layout" svg:width="25.199cm" svg:height="3.506cm" svg:x="1.4cm" svg:y="3.837cm" presentation:class="title">
          <draw:text-box>
            <text:p>コウモリの動きを作ろう</text:p>
          </draw:text-box>
        </draw:frame>
        <draw:frame draw:style-name="gr8" draw:text-style-name="P12" draw:layer="layout" svg:width="2cm" svg:height="1.136cm" svg:x="13cm" svg:y="19.864cm">
          <draw:text-box>
            <text:p>- 3 -</text:p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9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Question01_20_h1" presentation:presentation-page-layout-name="AL2T19">
        <draw:frame presentation:style-name="pr6" draw:text-style-name="P5" draw:layer="layout" svg:width="25.199cm" svg:height="3.541cm" svg:x="0.201cm" svg:y="1.93cm" presentation:class="title" presentation:user-transformed="true">
          <draw:text-box>
            <text:p><text:span text:style-name="T3">コウモリの動きを作ろう</text:span></text:p>
          </draw:text-box>
        </draw:frame>
        <draw:custom-shape draw:style-name="gr9" draw:text-style-name="P17" draw:layer="layout" svg:width="22.2cm" svg:height="1.8cm" svg:x="2.8cm" svg:y="6.6cm">
          <text:p text:style-name="P15"><text:span text:style-name="T5"><text:a xlink:href="https://drive.google.com/file/d/0B_BAQSjf1wC0blFua09GdThGakU/view?usp=sharing" xlink:type="simple">ネコのスプライトを消そう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6" draw:layer="layout" svg:width="22.2cm" svg:height="1.8cm" svg:x="2.8cm" svg:y="8.8cm">
          <text:p text:style-name="P15"><text:span text:style-name="T5"><text:a xlink:href="https://drive.google.com/file/d/0B_BAQSjf1wC0V01RRzlMX0psSFE/view?usp=sharing" xlink:type="simple">コウモリのスプライトを追加しよう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6" draw:layer="layout" svg:width="22.2cm" svg:height="1.8cm" svg:x="2.8cm" svg:y="11.1cm">
          <text:p text:style-name="P15"><text:span text:style-name="T5"><text:a xlink:href="https://drive.google.com/file/d/0B_BAQSjf1wC0ZUw5clRFcExFX00/view?usp=sharing" xlink:type="simple">スペースキーを押したらジャンプしよう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20" draw:layer="layout" svg:width="1.4cm" svg:height="1.4cm" svg:x="2.1cm" svg:y="6.8cm">
          <text:p text:style-name="P3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draw:layer="layout" svg:width="1.4cm" svg:height="1.4cm" svg:x="2.1cm" svg:y="9cm">
          <text:p text:style-name="P3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draw:layer="layout" svg:width="1.4cm" svg:height="1.4cm" svg:x="2.1cm" svg:y="11.3cm">
          <text:p text:style-name="P3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draw:layer="layout" svg:width="1.4cm" svg:height="1.4cm" svg:x="2.1cm" svg:y="6.8cm">
          <text:p text:style-name="P3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layer="layout" svg:width="1.4cm" svg:height="1.4cm" svg:x="2.113cm" svg:y="9.001cm">
          <text:p text:style-name="P3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2" draw:layer="layout" svg:width="2cm" svg:height="1.136cm" svg:x="13cm" svg:y="19.864cm">
          <draw:text-box>
            <text:p>- 4 -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_20_6" presentation:presentation-page-layout-name="AL2T19">
        <draw:frame presentation:style-name="pr8" draw:layer="layout" svg:width="25.199cm" svg:height="3.506cm" svg:x="1.4cm" svg:y="3.837cm" presentation:class="title">
          <draw:text-box>
            <text:p>恐竜の動きを作ろう</text:p>
          </draw:text-box>
        </draw:frame>
        <draw:frame draw:style-name="gr8" draw:text-style-name="P12" draw:layer="layout" svg:width="2cm" svg:height="1.136cm" svg:x="13cm" svg:y="19.864cm">
          <draw:text-box>
            <text:p>- 5 -</text:p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Question01_20_h1" presentation:presentation-page-layout-name="AL2T19">
        <draw:frame presentation:style-name="pr6" draw:text-style-name="P5" draw:layer="layout" svg:width="25.199cm" svg:height="3.541cm" svg:x="0.201cm" svg:y="1.93cm" presentation:class="title" presentation:user-transformed="true">
          <draw:text-box>
            <text:p><text:span text:style-name="T3">恐竜の動きを作ろう</text:span></text:p>
          </draw:text-box>
        </draw:frame>
        <draw:custom-shape draw:style-name="gr9" draw:text-style-name="P16" draw:layer="layout" svg:width="22.2cm" svg:height="1.8cm" svg:x="2.8cm" svg:y="6.6cm">
          <text:p text:style-name="P15"><text:span text:style-name="T5"><text:a xlink:href="https://drive.google.com/file/d/0B_BAQSjf1wC0V01RRzlMX0psSFE/view?usp=sharing" xlink:type="simple">恐竜のスプライトを追加しよう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6" draw:layer="layout" svg:width="22.2cm" svg:height="1.8cm" svg:x="2.8cm" svg:y="8.9cm">
          <text:p text:style-name="P15"><text:span text:style-name="T5"><text:a xlink:href="https://drive.google.com/file/d/0B_BAQSjf1wC0TnNsUW93T1I2SUk/view?usp=sharing" xlink:type="simple">恐竜は左に向かって歩こう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20" draw:layer="layout" svg:width="1.4cm" svg:height="1.4cm" svg:x="2.1cm" svg:y="6.8cm">
          <text:p text:style-name="P3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draw:layer="layout" svg:width="1.4cm" svg:height="1.4cm" svg:x="2.1cm" svg:y="9cm">
          <text:p text:style-name="P3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draw:layer="layout" svg:width="1.4cm" svg:height="1.4cm" svg:x="2.1cm" svg:y="6.8cm">
          <text:p text:style-name="P3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22.2cm" svg:height="1.8cm" svg:x="2.813cm" svg:y="11.101cm">
          <text:p text:style-name="P15"><text:span text:style-name="T10"><text:a xlink:href="https://drive.google.com/file/d/0B_BAQSjf1wC0WkZXN183Nk5nYnc/view?usp=sharing" xlink:type="simple">左端まで行ったら右端へもどろう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20" draw:layer="layout" svg:width="1.4cm" svg:height="1.4cm" svg:x="2.113cm" svg:y="9.001cm">
          <text:p text:style-name="P3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draw:layer="layout" svg:width="1.4cm" svg:height="1.4cm" svg:x="2.1cm" svg:y="11.3cm">
          <text:p text:style-name="P3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2" draw:layer="layout" svg:width="2cm" svg:height="1.136cm" svg:x="13cm" svg:y="19.864cm">
          <draw:text-box>
            <text:p>- 6 -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Question01_20_h1" presentation:presentation-page-layout-name="AL2T19">
        <draw:frame presentation:style-name="pr6" draw:text-style-name="P22" draw:layer="layout" svg:width="25.199cm" svg:height="3.541cm" svg:x="0.201cm" svg:y="1.93cm" presentation:class="title" presentation:user-transformed="true">
          <draw:text-box>
            <text:p><text:span text:style-name="T13">左端まで行ったら右端へもどろう</text:span></text:p>
          </draw:text-box>
        </draw:frame>
        <draw:frame draw:style-name="gr11" draw:text-style-name="P23" draw:layer="layout" svg:width="27cm" svg:height="2.347cm" svg:x="0.6cm" svg:y="6.018cm">
          <draw:text-box>
            <text:p text:style-name="P6"><text:span text:style-name="T14">こんなブロックを作ってみよう！</text:span></text:p>
          </draw:text-box>
        </draw:frame>
        <draw:g>
          <draw:custom-shape draw:style-name="gr12" draw:text-style-name="P24" draw:layer="layout" svg:width="11.202cm" svg:height="8.612cm" svg:x="14.599cm" svg:y="11.322cm">
            <text:p text:style-name="P15"><text:span text:style-name="T15">恐竜にこんなブロックを作ってみよう！「</text:span><text:span text:style-name="T16"><text:a xlink:href="https://drive.google.com/file/d/0B_BAQSjf1wC0aW9hbF84OTFpRU0/view?usp=sharing" xlink:type="simple">座標（ざひょう）</text:a></text:span><text:span text:style-name="T15">」を使うのがポイントだよ！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range-x-maximum="10800" draw:handle-range-x-minimum="0" draw:handle-switched="true"/>
            </draw:enhanced-geometry>
          </draw:custom-shape>
          <draw:frame draw:style-name="gr13" draw:text-style-name="P10" draw:layer="layout" svg:width="11.8cm" svg:height="11.334cm" svg:x="2.199cm" svg:y="8.6cm">
            <draw:image xlink:href="Pictures/100002010000022E000002189A0F13F9.png" xlink:type="simple" xlink:show="embed" xlink:actuate="onLoad">
              <text:p/>
            </draw:image>
          </draw:frame>
        </draw:g>
        <draw:frame draw:style-name="gr8" draw:text-style-name="P12" draw:layer="layout" svg:width="2cm" svg:height="1.136cm" svg:x="13cm" svg:y="19.864cm">
          <draw:text-box>
            <text:p>- 7 -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_20_6" presentation:presentation-page-layout-name="AL2T19">
        <draw:frame presentation:style-name="pr8" draw:layer="layout" svg:width="25.199cm" svg:height="3.506cm" svg:x="1.4cm" svg:y="3.837cm" presentation:class="title" presentation:user-transformed="true">
          <draw:text-box>
            <text:p>帽子の動きを作ろう</text:p>
          </draw:text-box>
        </draw:frame>
        <draw:frame draw:style-name="gr8" draw:text-style-name="P12" draw:layer="layout" svg:width="2cm" svg:height="1.136cm" svg:x="13cm" svg:y="19.864cm">
          <draw:text-box>
            <text:p>- 8 -</text:p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Question01_20_h1" presentation:presentation-page-layout-name="AL2T19">
        <draw:frame presentation:style-name="pr6" draw:text-style-name="P5" draw:layer="layout" svg:width="25.199cm" svg:height="3.541cm" svg:x="0.201cm" svg:y="1.93cm" presentation:class="title" presentation:user-transformed="true">
          <draw:text-box>
            <text:p><text:span text:style-name="T3">帽子の動きを作ろう</text:span></text:p>
          </draw:text-box>
        </draw:frame>
        <draw:custom-shape draw:style-name="gr9" draw:text-style-name="P17" draw:layer="layout" svg:width="22.2cm" svg:height="1.8cm" svg:x="2.8cm" svg:y="6.6cm">
          <text:p text:style-name="P15"><text:span text:style-name="T5"><text:a xlink:href="https://drive.google.com/file/d/0B_BAQSjf1wC0V01RRzlMX0psSFE/view?usp=sharing" xlink:type="simple">帽子のスプライトを追加しよう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6" draw:layer="layout" svg:width="22.2cm" svg:height="1.8cm" svg:x="2.8cm" svg:y="8.8cm">
          <text:p text:style-name="P15"><text:span text:style-name="T5"><text:a xlink:href="https://drive.google.com/file/d/0B_BAQSjf1wC0TnNsUW93T1I2SUk/view?usp=sharing" xlink:type="simple">帽子は左に向かって歩こう（恐竜と同じだね！）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6" draw:layer="layout" svg:width="22.2cm" svg:height="1.8cm" svg:x="2.8cm" svg:y="11.1cm">
          <text:p text:style-name="P15"><text:span text:style-name="T10"><text:a xlink:href="https://drive.google.com/file/d/0B_BAQSjf1wC0WkZXN183Nk5nYnc/view?usp=sharing" xlink:type="simple">左端まで行ったら右端へもどろう（恐竜と同じだね！）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20" draw:layer="layout" svg:width="1.4cm" svg:height="1.4cm" svg:x="2.1cm" svg:y="6.8cm">
          <text:p text:style-name="P3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draw:layer="layout" svg:width="1.4cm" svg:height="1.4cm" svg:x="2.1cm" svg:y="9cm">
          <text:p text:style-name="P3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draw:layer="layout" svg:width="1.4cm" svg:height="1.4cm" svg:x="2.1cm" svg:y="11.3cm">
          <text:p text:style-name="P3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draw:layer="layout" svg:width="1.4cm" svg:height="1.4cm" svg:x="2.1cm" svg:y="6.8cm">
          <text:p text:style-name="P3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2" draw:layer="layout" svg:width="2cm" svg:height="1.136cm" svg:x="13cm" svg:y="19.864cm">
          <draw:text-box>
            <text:p>- 9 -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_20_6" presentation:presentation-page-layout-name="AL2T19">
        <draw:frame presentation:style-name="pr8" draw:layer="layout" svg:width="25.199cm" svg:height="3.506cm" svg:x="1.4cm" svg:y="3.837cm" presentation:class="title" presentation:user-transformed="true">
          <draw:text-box>
            <text:p>「得点」を数えよう</text:p>
          </draw:text-box>
        </draw:frame>
        <draw:frame draw:style-name="gr14" draw:text-style-name="P12" draw:layer="layout" svg:width="2.4cm" svg:height="2.021cm" svg:x="12.8cm" svg:y="19.864cm">
          <draw:text-box>
            <text:p>- 10 -</text:p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Question01_20_h1" presentation:presentation-page-layout-name="AL2T19">
        <draw:frame presentation:style-name="pr6" draw:text-style-name="P5" draw:layer="layout" svg:width="25.199cm" svg:height="3.541cm" svg:x="0.201cm" svg:y="1.93cm" presentation:class="title" presentation:user-transformed="true">
          <draw:text-box>
            <text:p><text:span text:style-name="T3">「得点」を数えよう</text:span></text:p>
          </draw:text-box>
        </draw:frame>
        <draw:custom-shape draw:style-name="gr9" draw:text-style-name="P17" draw:layer="layout" svg:width="22.2cm" svg:height="1.8cm" svg:x="2.8cm" svg:y="6.6cm">
          <text:p text:style-name="P15"><text:span text:style-name="T5"><text:a xlink:href="https://drive.google.com/file/d/0B_BAQSjf1wC0cXVUZ2NsbUZRa28/view?usp=sharing" xlink:type="simple">変数（へんすう）で「得点」を作ろう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6" draw:layer="layout" svg:width="22.2cm" svg:height="1.8cm" svg:x="2.8cm" svg:y="8.8cm">
          <text:p text:style-name="P15"><text:span text:style-name="T5">コウモリが帽子にあたったら「得点」をふやそ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6" draw:layer="layout" svg:width="22.2cm" svg:height="1.8cm" svg:x="2.8cm" svg:y="11.1cm">
          <text:p text:style-name="P15"><text:span text:style-name="T17">「得点」が５になったら「ゲームクリア」と言お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20" draw:layer="layout" svg:width="1.4cm" svg:height="1.4cm" svg:x="2.1cm" svg:y="6.8cm">
          <text:p text:style-name="P3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draw:layer="layout" svg:width="1.4cm" svg:height="1.4cm" svg:x="2.1cm" svg:y="9cm">
          <text:p text:style-name="P3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draw:layer="layout" svg:width="1.4cm" svg:height="1.4cm" svg:x="2.1cm" svg:y="11.3cm">
          <text:p text:style-name="P3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draw:layer="layout" svg:width="1.4cm" svg:height="1.4cm" svg:x="2.1cm" svg:y="6.8cm">
          <text:p text:style-name="P3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22.2cm" svg:height="1.8cm" svg:x="2.813cm" svg:y="13.401cm">
          <text:p text:style-name="P15"><text:span text:style-name="T5">ゲームを止め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21" draw:layer="layout" svg:width="1.4cm" svg:height="1.4cm" svg:x="2.113cm" svg:y="13.601cm">
          <text:p text:style-name="P3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draw:layer="layout" svg:width="2.4cm" svg:height="2.021cm" svg:x="12.8cm" svg:y="19.865cm">
          <draw:text-box>
            <text:p>- 11 -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Question01_20_h1" presentation:presentation-page-layout-name="AL2T19">
        <draw:frame presentation:style-name="pr6" draw:text-style-name="P22" draw:layer="layout" svg:width="25.199cm" svg:height="3.541cm" svg:x="0.201cm" svg:y="1.93cm" presentation:class="title" presentation:user-transformed="true">
          <draw:text-box>
            <text:p><text:span text:style-name="T13">コウモリが帽子にあたったら「得点」をふやそう</text:span></text:p>
          </draw:text-box>
        </draw:frame>
        <draw:frame draw:style-name="gr11" draw:text-style-name="P23" draw:layer="layout" svg:width="27cm" svg:height="2.347cm" svg:x="0.6cm" svg:y="6.018cm">
          <draw:text-box>
            <text:p text:style-name="P6"><text:span text:style-name="T14">こんなブロックを作ってみよう！</text:span></text:p>
          </draw:text-box>
        </draw:frame>
        <draw:g>
          <draw:custom-shape draw:style-name="gr15" draw:text-style-name="P24" draw:layer="layout" svg:width="10.204cm" svg:height="7.212cm" svg:x="15.998cm" svg:y="12.2cm">
            <text:p text:style-name="P15"><text:span text:style-name="T15">帽子の中にこんなブロックを足してみよう！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range-x-maximum="10800" draw:handle-range-x-minimum="0" draw:handle-switched="true"/>
            </draw:enhanced-geometry>
          </draw:custom-shape>
          <draw:frame draw:style-name="gr13" draw:text-style-name="P10" draw:layer="layout" svg:width="12.6cm" svg:height="10.228cm" svg:x="1.798cm" svg:y="9.157cm">
            <draw:image xlink:href="Pictures/10000201000001DE000001841A772BC1.png" xlink:type="simple" xlink:show="embed" xlink:actuate="onLoad">
              <text:p/>
            </draw:image>
          </draw:frame>
        </draw:g>
        <draw:frame draw:style-name="gr14" draw:text-style-name="P12" draw:layer="layout" svg:width="2.4cm" svg:height="2.021cm" svg:x="12.8cm" svg:y="19.865cm">
          <draw:text-box>
            <text:p>- 12 -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Question01_20_h1" presentation:presentation-page-layout-name="AL2T19">
        <draw:frame presentation:style-name="pr6" draw:text-style-name="P22" draw:layer="layout" svg:width="25.199cm" svg:height="3.541cm" svg:x="0.201cm" svg:y="1.93cm" presentation:class="title" presentation:user-transformed="true">
          <draw:text-box>
            <text:p><text:span text:style-name="T13">「得点」が５になったら「ゲームクリア」と言おう</text:span></text:p>
          </draw:text-box>
        </draw:frame>
        <draw:frame draw:style-name="gr11" draw:text-style-name="P23" draw:layer="layout" svg:width="27cm" svg:height="2.347cm" svg:x="0.6cm" svg:y="6.018cm">
          <draw:text-box>
            <text:p text:style-name="P6"><text:span text:style-name="T14">こんなブロックを作ってみよう！</text:span></text:p>
          </draw:text-box>
        </draw:frame>
        <draw:g>
          <draw:custom-shape draw:style-name="gr15" draw:text-style-name="P24" draw:layer="layout" svg:width="10.204cm" svg:height="7.212cm" svg:x="15.591cm" svg:y="12.5cm">
            <text:p text:style-name="P15"><text:span text:style-name="T15">コウモリの中にこんなブロックを足してみよう！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range-x-maximum="10800" draw:handle-range-x-minimum="0" draw:handle-switched="true"/>
            </draw:enhanced-geometry>
          </draw:custom-shape>
          <draw:frame draw:style-name="gr13" draw:text-style-name="P10" draw:layer="layout" svg:width="11.387cm" svg:height="11.642cm" svg:x="2.206cm" svg:y="8.458cm">
            <draw:image xlink:href="Pictures/10000201000001BE000001C8BAC556C9.png" xlink:type="simple" xlink:show="embed" xlink:actuate="onLoad">
              <text:p/>
            </draw:image>
          </draw:frame>
        </draw:g>
        <draw:frame draw:style-name="gr14" draw:text-style-name="P12" draw:layer="layout" svg:width="2.4cm" svg:height="2.021cm" svg:x="12.8cm" svg:y="19.865cm">
          <draw:text-box>
            <text:p>- 13 -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_20_6" presentation:presentation-page-layout-name="AL2T19">
        <draw:frame presentation:style-name="pr8" draw:layer="layout" svg:width="25.199cm" svg:height="3.506cm" svg:x="1.4cm" svg:y="3.837cm" presentation:class="title" presentation:user-transformed="true">
          <draw:text-box>
            <text:p>「HP（ヒットポイント）」を数えよう</text:p>
          </draw:text-box>
        </draw:frame>
        <draw:frame draw:style-name="gr14" draw:text-style-name="P12" draw:layer="layout" svg:width="2.4cm" svg:height="2.021cm" svg:x="12.8cm" svg:y="19.865cm">
          <draw:text-box>
            <text:p>- 14 -</text:p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Question01_20_h1" presentation:presentation-page-layout-name="AL2T19">
        <draw:frame presentation:style-name="pr6" draw:text-style-name="P5" draw:layer="layout" svg:width="25.199cm" svg:height="3.541cm" svg:x="0.201cm" svg:y="1.93cm" presentation:class="title" presentation:user-transformed="true">
          <draw:text-box>
            <text:p><text:span text:style-name="T3">「</text:span><text:span text:style-name="T3">HP</text:span><text:span text:style-name="T3">（ヒットポイント）」を数えよう</text:span></text:p>
          </draw:text-box>
        </draw:frame>
        <draw:custom-shape draw:style-name="gr9" draw:text-style-name="P17" draw:layer="layout" svg:width="22.2cm" svg:height="1.8cm" svg:x="2.8cm" svg:y="6.6cm">
          <text:p text:style-name="P15"><text:span text:style-name="T5">変数（へんすう）で「</text:span><text:span text:style-name="T5">HP</text:span><text:span text:style-name="T5">」を作ろ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6" draw:layer="layout" svg:width="22.2cm" svg:height="1.8cm" svg:x="2.8cm" svg:y="8.8cm">
          <text:p text:style-name="P15"><text:span text:style-name="T5">コウモリが恐竜にあたったら「</text:span><text:span text:style-name="T5">HP</text:span><text:span text:style-name="T5">」をへらそ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6" draw:layer="layout" svg:width="22.2cm" svg:height="1.8cm" svg:x="2.8cm" svg:y="11.1cm">
          <text:p text:style-name="P15"><text:span text:style-name="T17">「</text:span><text:span text:style-name="T17">HP</text:span><text:span text:style-name="T17">」が０になったら「ゲームオーバー」と言お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20" draw:layer="layout" svg:width="1.4cm" svg:height="1.4cm" svg:x="2.1cm" svg:y="6.8cm">
          <text:p text:style-name="P3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draw:layer="layout" svg:width="1.4cm" svg:height="1.4cm" svg:x="2.1cm" svg:y="9cm">
          <text:p text:style-name="P3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draw:layer="layout" svg:width="1.4cm" svg:height="1.4cm" svg:x="2.1cm" svg:y="11.3cm">
          <text:p text:style-name="P3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draw:layer="layout" svg:width="1.4cm" svg:height="1.4cm" svg:x="2.1cm" svg:y="6.8cm">
          <text:p text:style-name="P3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22.2cm" svg:height="1.8cm" svg:x="2.813cm" svg:y="13.401cm">
          <text:p text:style-name="P15"><text:span text:style-name="T5">ゲームを止め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21" draw:layer="layout" svg:width="1.4cm" svg:height="1.4cm" svg:x="2.113cm" svg:y="13.601cm">
          <text:p text:style-name="P3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draw:layer="layout" svg:width="2.4cm" svg:height="2.021cm" svg:x="12.8cm" svg:y="19.865cm">
          <draw:text-box>
            <text:p>- 15 -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Question01_20_h1" presentation:presentation-page-layout-name="AL2T19">
        <draw:frame presentation:style-name="pr6" draw:text-style-name="P22" draw:layer="layout" svg:width="25.199cm" svg:height="3.541cm" svg:x="0.201cm" svg:y="1.93cm" presentation:class="title" presentation:user-transformed="true">
          <draw:text-box>
            <text:p><text:span text:style-name="T13">コウモリが恐竜にあたったら「</text:span><text:span text:style-name="T13">HP</text:span><text:span text:style-name="T13">」をへらそう</text:span></text:p>
          </draw:text-box>
        </draw:frame>
        <draw:frame draw:style-name="gr11" draw:text-style-name="P23" draw:layer="layout" svg:width="27cm" svg:height="2.347cm" svg:x="0.6cm" svg:y="6.018cm">
          <draw:text-box>
            <text:p text:style-name="P6"><text:span text:style-name="T14">こんなブロックを作ってみよう！</text:span></text:p>
          </draw:text-box>
        </draw:frame>
        <draw:g>
          <draw:custom-shape draw:style-name="gr16" draw:text-style-name="P24" draw:layer="layout" svg:width="11.2cm" svg:height="11.555cm" svg:x="15.526cm" svg:y="8.645cm">
            <text:p text:style-name="P15"><text:span text:style-name="T15">コウモリの中にこんなブロックを足してみよう！</text:span></text:p>
            <text:p text:style-name="P15"><text:span text:style-name="T15">「○に触れたではないまで待つ」はへりすぎを防ぐブロックだよ。</text:span></text:p>
            <draw:enhanced-geometry svg:viewBox="0 0 21600 21600" draw:path-stretchpoint-x="10800" draw:path-stretchpoint-y="10800" draw:text-areas="?f3 ?f4 ?f5 ?f6" draw:type="round-rectangle" draw:modifiers="2497.196261682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range-x-maximum="10800" draw:handle-range-x-minimum="0" draw:handle-switched="true"/>
            </draw:enhanced-geometry>
          </draw:custom-shape>
          <draw:frame draw:style-name="gr13" draw:text-style-name="P10" draw:layer="layout" svg:width="13.7cm" svg:height="11.12cm" svg:x="1.275cm" svg:y="8.862cm">
            <draw:image xlink:href="Pictures/1000020100000248000001DAF32DFF7E.png" xlink:type="simple" xlink:show="embed" xlink:actuate="onLoad">
              <text:p/>
            </draw:image>
          </draw:frame>
        </draw:g>
        <draw:frame draw:style-name="gr14" draw:text-style-name="P12" draw:layer="layout" svg:width="2.4cm" svg:height="2.021cm" svg:x="12.8cm" svg:y="19.865cm">
          <draw:text-box>
            <text:p>- 16 -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Question01_20_h1" presentation:presentation-page-layout-name="AL2T19">
        <draw:frame presentation:style-name="pr6" draw:text-style-name="P22" draw:layer="layout" svg:width="25.199cm" svg:height="3.541cm" svg:x="0.201cm" svg:y="1.93cm" presentation:class="title" presentation:user-transformed="true">
          <draw:text-box>
            <text:p><text:span text:style-name="T13">「</text:span><text:span text:style-name="T13">HP</text:span><text:span text:style-name="T13">」が０になったら「ゲームオーバー」と言おう</text:span></text:p>
          </draw:text-box>
        </draw:frame>
        <draw:frame draw:style-name="gr11" draw:text-style-name="P23" draw:layer="layout" svg:width="27cm" svg:height="2.347cm" svg:x="0.6cm" svg:y="6.018cm">
          <draw:text-box>
            <text:p text:style-name="P6"><text:span text:style-name="T14">こんなブロックを作ってみよう！</text:span></text:p>
          </draw:text-box>
        </draw:frame>
        <draw:g>
          <draw:frame draw:style-name="gr13" draw:text-style-name="P10" draw:layer="layout" svg:width="10.547cm" svg:height="12.17cm" svg:x="2.101cm" svg:y="8.03cm">
            <draw:image xlink:href="Pictures/1000020100000256000002B2470C7487.png" xlink:type="simple" xlink:show="embed" xlink:actuate="onLoad">
              <text:p/>
            </draw:image>
          </draw:frame>
          <draw:custom-shape draw:style-name="gr17" draw:text-style-name="P24" draw:layer="layout" svg:width="11.852cm" svg:height="7.121cm" svg:x="14.048cm" svg:y="13.079cm">
            <text:p text:style-name="P15"><text:span text:style-name="T15">コウモリの中にさらにこんなブロックを足してみよう！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range-x-maximum="10800" draw:handle-range-x-minimum="0" draw:handle-switched="true"/>
            </draw:enhanced-geometry>
          </draw:custom-shape>
        </draw:g>
        <draw:custom-shape draw:style-name="gr18" draw:text-style-name="P10" draw:layer="layout" svg:width="8.6cm" svg:height="4.2cm" svg:x="1.8cm" svg:y="1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2.4cm" svg:height="2.021cm" svg:x="12.8cm" svg:y="19.865cm">
          <draw:text-box>
            <text:p>- 17 -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1" fo:font-family="'Migu 1C'" style:font-style-name="標準" style:font-family-generic="roman" style:font-pitch="variable" fo:font-size="18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Question01_20_h1-background" style:display-name="Question01 h1-background" style:family="presentation">
      <style:graphic-properties draw:stroke="none" draw:fill="none"/>
      <style:text-properties style:letter-kerning="true"/>
    </style:style>
    <style:style style:name="Question01_20_h1-backgroundobjects" style:display-name="Question01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-notes" style:display-name="Question01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1-outline1" style:display-name="Question01 h1-outline1" style:family="presentation">
      <style:graphic-properties draw:stroke="none" draw:fill="none" draw:auto-grow-height="false" draw:fit-to-size="shrink-to-fit">
        <text:list-style style:name="Question01_20_h1-outline1" style:display-name="Question01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outline2" style:display-name="Question01 h1-outline2" style:family="presentation" style:parent-style-name="Question01_20_h1-outline1">
      <style:paragraph-properties fo:margin-top="0cm" fo:margin-bottom="0.4cm"/>
      <style:text-properties fo:font-size="28pt" style:font-size-asian="28pt" style:font-size-complex="28pt"/>
    </style:style>
    <style:style style:name="Question01_20_h1-outline3" style:display-name="Question01 h1-outline3" style:family="presentation" style:parent-style-name="Question01_20_h1-outline2">
      <style:paragraph-properties fo:margin-top="0cm" fo:margin-bottom="0.3cm"/>
      <style:text-properties fo:font-size="24pt" style:font-size-asian="24pt" style:font-size-complex="24pt"/>
    </style:style>
    <style:style style:name="Question01_20_h1-outline4" style:display-name="Question01 h1-outline4" style:family="presentation" style:parent-style-name="Question01_20_h1-outline3">
      <style:paragraph-properties fo:margin-top="0cm" fo:margin-bottom="0.2cm"/>
      <style:text-properties fo:font-size="20pt" style:font-size-asian="20pt" style:font-size-complex="20pt"/>
    </style:style>
    <style:style style:name="Question01_20_h1-outline5" style:display-name="Question01 h1-outline5" style:family="presentation" style:parent-style-name="Question01_20_h1-outline4">
      <style:paragraph-properties fo:margin-top="0cm" fo:margin-bottom="0.1cm"/>
      <style:text-properties fo:font-size="20pt" style:font-size-asian="20pt" style:font-size-complex="20pt"/>
    </style:style>
    <style:style style:name="Question01_20_h1-outline6" style:display-name="Question01 h1-outline6" style:family="presentation" style:parent-style-name="Question01_20_h1-outline5">
      <style:paragraph-properties fo:margin-top="0cm" fo:margin-bottom="0.1cm"/>
      <style:text-properties fo:font-size="20pt" style:font-size-asian="20pt" style:font-size-complex="20pt"/>
    </style:style>
    <style:style style:name="Question01_20_h1-outline7" style:display-name="Question01 h1-outline7" style:family="presentation" style:parent-style-name="Question01_20_h1-outline6">
      <style:paragraph-properties fo:margin-top="0cm" fo:margin-bottom="0.1cm"/>
      <style:text-properties fo:font-size="20pt" style:font-size-asian="20pt" style:font-size-complex="20pt"/>
    </style:style>
    <style:style style:name="Question01_20_h1-outline8" style:display-name="Question01 h1-outline8" style:family="presentation" style:parent-style-name="Question01_20_h1-outline7">
      <style:paragraph-properties fo:margin-top="0cm" fo:margin-bottom="0.1cm"/>
      <style:text-properties fo:font-size="20pt" style:font-size-asian="20pt" style:font-size-complex="20pt"/>
    </style:style>
    <style:style style:name="Question01_20_h1-outline9" style:display-name="Question01 h1-outline9" style:family="presentation" style:parent-style-name="Question01_20_h1-outline8">
      <style:paragraph-properties fo:margin-top="0cm" fo:margin-bottom="0.1cm"/>
      <style:text-properties fo:font-size="20pt" style:font-size-asian="20pt" style:font-size-complex="20pt"/>
    </style:style>
    <style:style style:name="Question01_20_h1-subtitle" style:display-name="Question01 h1-subtitle" style:family="presentation">
      <style:graphic-properties draw:stroke="none" draw:fill="none" draw:textarea-vertical-align="middle">
        <text:list-style style:name="Question01_20_h1-subtitle" style:display-name="Question01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title" style:display-name="Question01 h1-title" style:family="presentation">
      <style:graphic-properties draw:stroke="none" draw:fill="none" draw:textarea-vertical-align="middle">
        <text:list-style style:name="Question01_20_h1-title" style:display-name="Question01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_5f_-background" style:display-name="Question01 h1_-background" style:family="presentation">
      <style:graphic-properties draw:stroke="none" draw:fill="none"/>
      <style:text-properties style:letter-kerning="true"/>
    </style:style>
    <style:style style:name="Question01_20_h1_5f_-backgroundobjects" style:display-name="Question01 h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_5f_-notes" style:display-name="Question01 h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_5f_-outline1" style:display-name="Question01 h1_-outline1" style:family="presentation">
      <style:graphic-properties draw:stroke="none" draw:fill="none" draw:auto-grow-height="false" draw:fit-to-size="shrink-to-fit">
        <text:list-style style:name="Question01_20_h1_5f_-outline1" style:display-name="Question01 h1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outline2" style:display-name="Question01 h1_-outline2" style:family="presentation" style:parent-style-name="Question01_20_h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_5f_-outline3" style:display-name="Question01 h1_-outline3" style:family="presentation" style:parent-style-name="Question01_20_h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_5f_-outline4" style:display-name="Question01 h1_-outline4" style:family="presentation" style:parent-style-name="Question01_20_h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_5f_-outline5" style:display-name="Question01 h1_-outline5" style:family="presentation" style:parent-style-name="Question01_20_h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6" style:display-name="Question01 h1_-outline6" style:family="presentation" style:parent-style-name="Question01_20_h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7" style:display-name="Question01 h1_-outline7" style:family="presentation" style:parent-style-name="Question01_20_h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8" style:display-name="Question01 h1_-outline8" style:family="presentation" style:parent-style-name="Question01_20_h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9" style:display-name="Question01 h1_-outline9" style:family="presentation" style:parent-style-name="Question01_20_h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subtitle" style:display-name="Question01 h1_-subtitle" style:family="presentation">
      <style:graphic-properties draw:stroke="none" draw:fill="none" draw:textarea-vertical-align="middle">
        <text:list-style style:name="Question01_20_h1_5f_-subtitle" style:display-name="Question01 h1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title" style:display-name="Question01 h1_-title" style:family="presentation">
      <style:graphic-properties draw:stroke="none" draw:fill="none" draw:textarea-vertical-align="middle">
        <text:list-style style:name="Question01_20_h1_5f_-title" style:display-name="Question01 h1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Question01_20_h1-title">
      <style:graphic-properties draw:auto-grow-height="false" fo:min-height="3.507cm"/>
    </style:style>
    <style:style style:name="Mpr2" style:family="presentation" style:parent-style-name="Question01_20_h1-backgroundobjects">
      <style:graphic-properties draw:stroke="none" draw:fill="none" draw:fill-color="#ffffff" draw:auto-grow-height="false" fo:min-height="1.449cm"/>
    </style:style>
    <style:style style:name="Mpr3" style:family="presentation" style:parent-style-name="Question01_20_h1-backgroundobjects">
      <style:graphic-properties draw:stroke="none" draw:fill="none" draw:fill-color="#ffffff" draw:auto-grow-height="false" fo:min-height="1.485cm"/>
    </style:style>
    <style:style style:name="Mpr4" style:family="presentation" style:parent-style-name="Question01_20_h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6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8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9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Question01_20_h1_5f_-title">
      <style:graphic-properties draw:auto-grow-height="false" fo:min-height="3.507cm"/>
    </style:style>
    <style:style style:name="Mpr11" style:family="presentation" style:parent-style-name="Question01_20_h1_5f_-backgroundobjects">
      <style:graphic-properties draw:stroke="none" draw:fill="none" draw:fill-color="#ffffff" draw:auto-grow-height="false" fo:min-height="1.449cm"/>
    </style:style>
    <style:style style:name="Mpr12" style:family="presentation" style:parent-style-name="Question01_20_h1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Question01_20_h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</style:handout-master>
    <style:master-page style:name="Question01_20_h1" style:display-name="Question01 h1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1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-title" draw:layer="backgroundobjects" svg:width="14.848cm" svg:height="11.136cm" svg:x="3.075cm" svg:y="2.257cm" presentation:class="page"/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D9CAA9EF6F351D24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11.78cm" svg:x="0cm" svg:y="0cm">
        <draw:image xlink:href="Pictures/10000201000003E0000001A1F6A73BB4.png" xlink:type="simple" xlink:show="embed" xlink:actuate="onLoad">
          <text:p/>
        </draw:image>
      </draw:frame>
      <draw:frame presentation:style-name="標準_20_6-title" draw:layer="backgroundobjects" svg:width="25.199cm" svg:height="3.506cm" svg:x="1.4cm" svg:y="3.837cm" presentation:class="title" presentation:placeholder="true">
        <draw:text-box/>
      </draw:frame>
      <draw:frame presentation:style-name="標準_20_6-outline1" draw:layer="backgroundobjects" svg:width="24.639cm" svg:height="12.18cm" svg:x="1.4cm" svg:y="8.8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1_5f_" style:display-name="Question01 h1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10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_5f_-title" draw:layer="backgroundobjects" svg:width="14.848cm" svg:height="11.136cm" svg:x="3.075cm" svg:y="2.257cm" presentation:class="page"/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8-01-06T22:43:29.919729775</dc:date>
    <meta:editing-duration>P8DT18H59M3S</meta:editing-duration>
    <meta:editing-cycles>1019</meta:editing-cycles>
    <meta:generator>LibreOffice/5.1.6.2$Linux_X86_64 LibreOffice_project/10m0$Build-2</meta:generator>
    <meta:document-statistic meta:object-count="212"/>
  </office:meta>
</office:document-meta>
</file>